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E3A4DF4F8473925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38cm, 4.762cm, 18.134cm, 6.78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38cm" svg:height="23.499cm" svg:x="0.991cm" svg:y="1.992cm">
          <draw:image xlink:href="Pictures/10000000000005E8000007E0E3A4DF4F8473925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32:23.457032171</dc:date>
    <meta:editing-duration>PT3M34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